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4.25cm" fo:min-width="0.3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5cm" draw:marker-end-width="0.5cm" draw:fill-color="#000000" draw:textarea-horizontal-align="justify" draw:textarea-vertical-align="middle" draw:auto-grow-height="false" fo:min-height="1.95cm" fo:min-width="0cm" fo:padding-top="0.175cm" fo:padding-bottom="0.175cm" fo:padding-left="0.3cm" fo:padding-right="0.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04cm" fo:min-width="0.27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46cm" fo:min-width="0.29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164cm" fo:min-width="0.774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812cm" fo:min-width="0.70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25cm" fo:min-width="0.6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5cm" fo:min-width="0.494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5cm" fo:min-width="0.73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733cm" fo:min-width="0cm"/>
    </style:style>
    <style:style style:name="gr11" style:family="graphic" style:parent-style-name="standard">
      <style:graphic-properties svg:stroke-color="#ff9900" draw:fill-color="#ff9900" draw:textarea-horizontal-align="justify" draw:textarea-vertical-align="middle" draw:auto-grow-height="false" fo:min-height="0.228cm" fo:min-width="0.55cm"/>
    </style:style>
    <style:style style:name="gr12" style:family="graphic" style:parent-style-name="standard">
      <style:graphic-properties svg:stroke-color="#ff9900" draw:fill-color="#ff9900" draw:textarea-horizontal-align="justify" draw:textarea-vertical-align="middle" draw:auto-grow-height="false" fo:min-height="0.286cm" fo:min-width="0.573cm"/>
    </style:style>
    <style:style style:name="gr13" style:family="graphic" style:parent-style-name="standard">
      <style:graphic-properties svg:stroke-color="#ff9900" draw:fill-color="#ff9900" draw:textarea-horizontal-align="justify" draw:textarea-vertical-align="middle" draw:auto-grow-height="false" fo:min-height="1.658cm" fo:min-width="1.218cm"/>
    </style:style>
    <style:style style:name="gr14" style:family="graphic" style:parent-style-name="standard">
      <style:graphic-properties svg:stroke-color="#ff9900" draw:fill-color="#ff9900" draw:textarea-horizontal-align="justify" draw:textarea-vertical-align="middle" draw:auto-grow-height="false" fo:min-height="1.181cm" fo:min-width="1.123cm"/>
    </style:style>
    <style:style style:name="gr15" style:family="graphic" style:parent-style-name="standard">
      <style:graphic-properties svg:stroke-color="#ff9900" draw:fill-color="#ff9900" draw:textarea-horizontal-align="justify" draw:textarea-vertical-align="middle" draw:auto-grow-height="false" fo:min-height="0.228cm" fo:min-width="0.549cm"/>
    </style:style>
    <style:style style:name="gr16" style:family="graphic" style:parent-style-name="standard">
      <style:graphic-properties svg:stroke-color="#ff9900" draw:fill-color="#ff9900" draw:textarea-horizontal-align="justify" draw:textarea-vertical-align="middle" draw:auto-grow-height="false" fo:min-height="0.229cm" fo:min-width="0.55cm"/>
    </style:style>
    <style:style style:name="gr17" style:family="graphic" style:parent-style-name="standard">
      <style:graphic-properties svg:stroke-color="#ff9900" draw:fill-color="#ff9900" draw:textarea-horizontal-align="justify" draw:textarea-vertical-align="middle" draw:auto-grow-height="false" fo:min-height="0.425cm" fo:min-width="0.983cm"/>
    </style:style>
    <style:style style:name="gr18" style:family="graphic" style:parent-style-name="standard">
      <style:graphic-properties svg:stroke-color="#ff9900" draw:fill-color="#ff9900" draw:textarea-horizontal-align="justify" draw:textarea-vertical-align="middle" draw:auto-grow-height="false" fo:min-height="0.425cm" fo:min-width="0.985cm"/>
    </style:style>
    <style:style style:name="gr19" style:family="graphic" style:parent-style-name="standard">
      <style:graphic-properties svg:stroke-color="#ff9900" draw:fill-color="#ff9900" draw:textarea-horizontal-align="justify" draw:textarea-vertical-align="middle" draw:auto-grow-height="false" fo:min-height="0.425cm" fo:min-width="0.984cm"/>
    </style:style>
    <style:style style:name="gr20" style:family="graphic" style:parent-style-name="standard">
      <style:graphic-properties svg:stroke-color="#ff9900" draw:fill-color="#ff9900" draw:textarea-horizontal-align="justify" draw:textarea-vertical-align="middle" draw:auto-grow-height="false" fo:min-height="0.829cm" fo:min-width="0.84cm"/>
    </style:style>
    <style:style style:name="gr21" style:family="graphic" style:parent-style-name="standard">
      <style:graphic-properties svg:stroke-color="#ff9900" draw:fill-color="#ff9900" draw:textarea-horizontal-align="justify" draw:textarea-vertical-align="middle" draw:auto-grow-height="false" fo:min-height="0.829cm" fo:min-width="1.165cm"/>
    </style:style>
    <style:style style:name="gr22" style:family="graphic" style:parent-style-name="standard">
      <style:graphic-properties svg:stroke-color="#ff9900" draw:fill-color="#ff9900" draw:textarea-horizontal-align="justify" draw:textarea-vertical-align="middle" draw:auto-grow-height="false" fo:min-height="1.077cm" fo:min-width="0cm"/>
    </style:style>
    <style:style style:name="gr23" style:family="graphic" style:parent-style-name="standard">
      <style:graphic-properties svg:stroke-color="#ff9900" draw:fill-color="#ff9900" draw:textarea-horizontal-align="justify" draw:textarea-vertical-align="middle" draw:auto-grow-height="false" fo:min-height="1.076cm" fo:min-width="0cm"/>
    </style:style>
    <style:style style:name="gr24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2.55cm" fo:min-width="1.6cm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25cm" fo:min-width="1cm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2.05cm" fo:min-width="1.3cm" fo:padding-top="0.175cm" fo:padding-bottom="0.175cm" fo:padding-left="0.3cm" fo:padding-right="0.3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cm" fo:min-width="0.712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cm" fo:min-width="0.236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cm" fo:min-width="0.213cm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0.119cm" fo:min-width="0.587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006cm" fo:min-width="0.253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cm" fo:min-width="0.259cm"/>
    </style:style>
    <style:style style:name="gr34" style:family="graphic" style:parent-style-name="standard">
      <style:graphic-properties svg:stroke-color="#355e00" draw:fill-color="#355e00" draw:textarea-horizontal-align="justify" draw:textarea-vertical-align="middle" draw:auto-grow-height="false" fo:min-height="0cm" fo:min-width="0.194cm"/>
    </style:style>
    <style:style style:name="gr35" style:family="graphic" style:parent-style-name="standard">
      <style:graphic-properties svg:stroke-color="#355e00" draw:fill-color="#355e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355e00" draw:fill-color="#355e00" draw:textarea-horizontal-align="justify" draw:textarea-vertical-align="middle" draw:auto-grow-height="false" fo:min-height="0cm" fo:min-width="0.123cm"/>
    </style:style>
    <style:style style:name="gr37" style:family="graphic" style:parent-style-name="standard">
      <style:graphic-properties svg:stroke-color="#00ae00" draw:fill-color="#00ae00" draw:textarea-horizontal-align="justify" draw:textarea-vertical-align="middle" draw:auto-grow-height="false" fo:min-height="0cm" fo:min-width="0.194cm"/>
    </style:style>
    <style:style style:name="gr38" style:family="graphic" style:parent-style-name="standard">
      <style:graphic-properties svg:stroke-color="#00ae00" draw:fill-color="#00ae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00ae00" draw:fill-color="#00ae00" draw:textarea-horizontal-align="justify" draw:textarea-vertical-align="middle" draw:auto-grow-height="false" fo:min-height="0cm" fo:min-width="0.123cm"/>
    </style:style>
    <style:style style:name="gr40" style:family="graphic" style:parent-style-name="standard">
      <style:graphic-properties svg:stroke-color="#23ff23" draw:fill-color="#23ff23" draw:textarea-horizontal-align="justify" draw:textarea-vertical-align="middle" draw:auto-grow-height="false" fo:min-height="0cm" fo:min-width="0.194cm"/>
    </style:style>
    <style:style style:name="gr41" style:family="graphic" style:parent-style-name="standard">
      <style:graphic-properties svg:stroke-color="#23ff23" draw:fill-color="#23ff23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svg:stroke-color="#23ff23" draw:fill-color="#23ff23" draw:textarea-horizontal-align="justify" draw:textarea-vertical-align="middle" draw:auto-grow-height="false" fo:min-height="0cm" fo:min-width="0.123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94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23cm"/>
    </style:style>
    <style:style style:name="gr49" style:family="graphic" style:parent-style-name="standard">
      <style:graphic-properties svg:stroke-color="#ffcc99" draw:fill-color="#ffcc99" draw:textarea-horizontal-align="justify" draw:textarea-vertical-align="middle" draw:auto-grow-height="false" fo:min-height="0.171cm" fo:min-width="0.427cm"/>
    </style:style>
    <style:style style:name="gr50" style:family="graphic" style:parent-style-name="standard">
      <style:graphic-properties svg:stroke-color="#ffcc99" draw:fill-color="#ffcc99" draw:textarea-horizontal-align="justify" draw:textarea-vertical-align="middle" draw:auto-grow-height="false" fo:min-height="0.224cm" fo:min-width="0.449cm"/>
    </style:style>
    <style:style style:name="gr51" style:family="graphic" style:parent-style-name="standard">
      <style:graphic-properties svg:stroke-color="#ffcc99" draw:fill-color="#ffcc99" draw:textarea-horizontal-align="justify" draw:textarea-vertical-align="middle" draw:auto-grow-height="false" fo:min-height="1.436cm" fo:min-width="1.018cm"/>
    </style:style>
    <style:style style:name="gr52" style:family="graphic" style:parent-style-name="standard">
      <style:graphic-properties svg:stroke-color="#ffcc99" draw:fill-color="#ffcc99" draw:textarea-horizontal-align="justify" draw:textarea-vertical-align="middle" draw:auto-grow-height="false" fo:min-height="1.016cm" fo:min-width="0.933cm"/>
    </style:style>
    <style:style style:name="gr53" style:family="graphic" style:parent-style-name="standard">
      <style:graphic-properties svg:stroke-color="#ffcc99" draw:fill-color="#ffcc99" draw:textarea-horizontal-align="justify" draw:textarea-vertical-align="middle" draw:auto-grow-height="false" fo:min-height="0.172cm" fo:min-width="0.428cm"/>
    </style:style>
    <style:style style:name="gr54" style:family="graphic" style:parent-style-name="standard">
      <style:graphic-properties svg:stroke-color="#ffcc99" draw:fill-color="#ffcc99" draw:textarea-horizontal-align="justify" draw:textarea-vertical-align="middle" draw:auto-grow-height="false" fo:min-height="0.173cm" fo:min-width="0.428cm"/>
    </style:style>
    <style:style style:name="gr55" style:family="graphic" style:parent-style-name="standard">
      <style:graphic-properties svg:stroke-color="#ffcc99" draw:fill-color="#ffcc99" draw:textarea-horizontal-align="justify" draw:textarea-vertical-align="middle" draw:auto-grow-height="false" fo:min-height="0.171cm" fo:min-width="0.428cm"/>
    </style:style>
    <style:style style:name="gr56" style:family="graphic" style:parent-style-name="standard">
      <style:graphic-properties svg:stroke-color="#ffcc99" draw:fill-color="#ffcc99" draw:textarea-horizontal-align="justify" draw:textarea-vertical-align="middle" draw:auto-grow-height="false" fo:min-height="0.346cm" fo:min-width="0.811cm"/>
    </style:style>
    <style:style style:name="gr57" style:family="graphic" style:parent-style-name="standard">
      <style:graphic-properties svg:stroke-color="#ffcc99" draw:fill-color="#ffcc99" draw:textarea-horizontal-align="justify" draw:textarea-vertical-align="middle" draw:auto-grow-height="false" fo:min-height="0.347cm" fo:min-width="0.813cm"/>
    </style:style>
    <style:style style:name="gr58" style:family="graphic" style:parent-style-name="standard">
      <style:graphic-properties svg:stroke-color="#ffcc99" draw:fill-color="#ffcc99" draw:textarea-horizontal-align="justify" draw:textarea-vertical-align="middle" draw:auto-grow-height="false" fo:min-height="0.347cm" fo:min-width="0.812cm"/>
    </style:style>
    <style:style style:name="gr59" style:family="graphic" style:parent-style-name="standard">
      <style:graphic-properties svg:stroke-color="#ffcc99" draw:fill-color="#ffcc99" draw:textarea-horizontal-align="justify" draw:textarea-vertical-align="middle" draw:auto-grow-height="false" fo:min-height="0.704cm" fo:min-width="0.684cm"/>
    </style:style>
    <style:style style:name="gr60" style:family="graphic" style:parent-style-name="standard">
      <style:graphic-properties svg:stroke-color="#ffcc99" draw:fill-color="#ffcc99" draw:textarea-horizontal-align="justify" draw:textarea-vertical-align="middle" draw:auto-grow-height="false" fo:min-height="0.704cm" fo:min-width="0.972cm"/>
    </style:style>
    <style:style style:name="gr61" style:family="graphic" style:parent-style-name="standard">
      <style:graphic-properties svg:stroke-color="#ffcc99" draw:fill-color="#ffcc99" draw:textarea-horizontal-align="justify" draw:textarea-vertical-align="middle" draw:auto-grow-height="false" fo:min-height="0.923cm" fo:min-width="0cm"/>
    </style:style>
    <style:style style:name="gr62" style:family="graphic" style:parent-style-name="standard">
      <style:graphic-properties svg:stroke-color="#ffcc99" draw:fill-color="#ffcc99" draw:textarea-horizontal-align="justify" draw:textarea-vertical-align="middle" draw:auto-grow-height="false" fo:min-height="0.92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355e00"/>
      <style:paragraph-properties fo:text-align="center"/>
    </style:style>
    <style:style style:name="P5" style:family="paragraph">
      <loext:graphic-properties draw:fill-color="#00ae00"/>
      <style:paragraph-properties fo:text-align="center"/>
    </style:style>
    <style:style style:name="P6" style:family="paragraph">
      <loext:graphic-properties draw:fill-color="#23ff2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cc99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9cm" svg:height="4.6cm" svg:x="1.3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2.2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3.1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4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4.9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5.8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6.7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2.3cm" svg:x="1.9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2.3cm" svg:x="2.8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2.3cm" svg:x="4.6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2.3cm" svg:x="5.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2.3cm" svg:x="6.4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7.6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8.5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4.6cm" svg:x="9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2.3cm" svg:x="8.2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2.3cm" svg:x="9.1cm" svg:y="1.3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9cm" svg:height="4.6cm" draw:transform="rotate (0.78487456462185) translate (-0.009cm 14.45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0.628cm 13.81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.264cm 13.18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.901cm 12.54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.538cm 11.90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3.175cm 11.27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3.811cm 10.63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0.415cm 14.02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1.052cm 13.39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.326cm 12.12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.962cm 11.48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3.599cm 10.84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4.448cm 10.00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5.085cm 9.36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5.721cm 8.72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4.872cm 9.57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5.509cm 8.94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1.1cm" svg:height="0.5cm" draw:transform="rotate (-0.857131195654415) translate (11.878cm 3.4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124cm" svg:height="0.56cm" draw:transform="rotate (-1.06360364616534) translate (12.288cm 3.7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8cm" svg:height="2cm" svg:x="12.699cm" svg:y="3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7cm" svg:height="1.5cm" svg:x="12.399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1cm" svg:height="0.5cm" draw:transform="rotate (-1.14737945026107) translate (12.651cm 1.9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1cm" svg:height="0.5cm" draw:transform="rotate (-1.25279733708153) translate (12.838cm 2.3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1cm" svg:height="0.5cm" draw:transform="rotate (-1.2929399098774) translate (12.972cm 2.7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cm" svg:height="0.5cm" draw:transform="rotate (-1.14737945026107) translate (14.201cm 2.00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cm" svg:height="0.5cm" draw:transform="rotate (-1.25279733708153) translate (14.169cm 2.35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cm" svg:height="0.5cm" draw:transform="rotate (-1.2929399098774) translate (14.083cm 2.77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cm" svg:height="0.5cm" draw:transform="rotate (-1.14737945026107) translate (14.755cm 2.67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cm" svg:height="0.5cm" draw:transform="rotate (-1.25279733708153) translate (14.623cm 3.01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cm" svg:height="0.5cm" draw:transform="rotate (-1.2929399098774) translate (14.437cm 3.44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994cm" svg:height="0.8cm" draw:transform="rotate (-2.47138622082397) translate (13.08cm 3.907cm)">
            <text:p/>
            <draw:enhanced-geometry svg:viewBox="0 0 21600 21600" draw:type="block-arc" draw:modifiers="-161.216999316462 5904.3889708307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9" draw:text-style-name="P2" draw:layer="layout" svg:width="1.235cm" svg:height="0.8cm" draw:transform="rotate (-1.93626827216251) translate (12.993cm 3.38cm)">
            <text:p/>
            <draw:enhanced-geometry svg:viewBox="0 0 21600 21600" draw:type="block-arc" draw:modifiers="-143.944048398471 7720.03594197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2" draw:layer="layout" svg:width="1.1cm" svg:height="0.5cm" draw:transform="rotate (-1.5687019316925) translate (13.685cm 1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1cm" svg:height="0.5cm" draw:transform="rotate (-1.5687019316925) translate (13.685cm 2.2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1cm" svg:height="0.5cm" draw:transform="rotate (-1.5687019316925) translate (13.685cm 2.8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36cm" svg:height="0.983cm" draw:transform="rotate (-3.08644024922677) translate (13.35cm 3.517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2" draw:layer="layout" svg:width="0.36cm" svg:height="0.983cm" draw:transform="rotate (2.97788076975272) translate (13.854cm 3.608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2" draw:layer="layout" svg:width="0.36cm" svg:height="0.983cm" draw:transform="rotate (2.76355433760782) translate (14.315cm 3.865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custom-shape draw:style-name="gr1" draw:text-style-name="P1" draw:layer="layout" svg:width="0.9cm" svg:height="4.6cm" draw:transform="rotate (0.78487456462185) translate (9.9cm 14.42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0.537cm 13.79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1.173cm 13.15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1.81cm 12.52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2.447cm 11.88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3.084cm 11.24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3.72cm 10.61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10.324cm 14.00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10.961cm 13.36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12.235cm 12.09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12.871cm 11.46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13.508cm 10.82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4.357cm 9.97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4.994cm 9.34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15.63cm 8.70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14.781cm 9.55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15.418cm 8.91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3" draw:layer="layout" svg:width="1.484cm" svg:height="0.674cm" draw:transform="rotate (-0.120602251312809) translate (14.888cm 16.0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517cm" svg:height="0.756cm" draw:transform="rotate (-0.327074701823738) translate (15.53cm 15.9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2.428cm" svg:height="2.698cm" draw:transform="rotate (0.736528944341607) translate (15.643cm 15.2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2.293cm" svg:height="2.023cm" draw:transform="rotate (0.736528944341607) translate (15.797cm 15.9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483cm" svg:height="0.674cm" draw:transform="skewX (0.00157079632679493) rotate (-0.410850505919466) translate (14.279cm 13.7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484cm" svg:height="0.675cm" draw:transform="rotate (-0.516268392739923) translate (14.811cm 14.0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484cm" svg:height="0.674cm" draw:transform="rotate (-0.556410965535792) translate (15.331cm 14.3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1.483cm" svg:height="0.675cm" draw:transform="rotate (-1.88390839460268) translate (16.949cm 12.43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1.483cm" svg:height="0.675cm" draw:transform="skewX (-0.00139626340159551) rotate (-1.98932628142314) translate (17.231cm 12.91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1.485cm" svg:height="0.675cm" draw:transform="skewX (-0.00139626340159548) rotate (-2.02946885421901) translate (17.528cm 13.46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" draw:layer="layout" svg:width="1.484cm" svg:height="0.675cm" draw:transform="rotate (-1.88390839460268) translate (18.107cm 12.5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" draw:layer="layout" svg:width="1.484cm" svg:height="0.675cm" draw:transform="rotate (-1.98932628142314) translate (18.291cm 13.17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" draw:layer="layout" svg:width="1.484cm" svg:height="0.674cm" draw:transform="skewX (-0.00296705972839036) rotate (-2.02946885421901) translate (18.486cm 13.81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34cm" svg:height="1.079cm" draw:transform="rotate (-1.73485727648236) translate (16.462cm 15.344cm)">
            <text:p/>
            <draw:enhanced-geometry svg:viewBox="0 0 21600 21600" draw:type="block-arc" draw:modifiers="-161.216999316462 5904.3889708307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3" draw:layer="layout" svg:width="1.665cm" svg:height="1.079cm" draw:transform="rotate (-1.1997393278209) translate (15.898cm 14.896cm)">
            <text:p/>
            <draw:enhanced-geometry svg:viewBox="0 0 21600 21600" draw:type="block-arc" draw:modifiers="-143.944048398471 7720.03594197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3" draw:layer="layout" svg:width="1.484cm" svg:height="0.674cm" draw:transform="rotate (-0.832172987350896) translate (15.157cm 12.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484cm" svg:height="0.674cm" draw:transform="rotate (-0.832172987350896) translate (15.521cm 13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484cm" svg:height="0.674cm" draw:transform="rotate (-0.832172987350896) translate (16.064cm 13.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485cm" svg:height="1.327cm" draw:transform="skewX (0.000698131700797649) rotate (-2.34991130488516) translate (16.378cm 14.71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2" draw:text-style-name="P3" draw:layer="layout" svg:width="0.486cm" svg:height="1.327cm" draw:transform="skewX (-0.00226892802759277) rotate (-2.56877559308525) translate (16.965cm 14.344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3" draw:text-style-name="P3" draw:layer="layout" svg:width="0.486cm" svg:height="1.326cm" draw:transform="skewX (0.000698131700797823) rotate (-2.78310202523016) translate (17.658cm 14.182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24" draw:text-style-name="P1" draw:layer="layout" svg:width="2.2cm" svg:height="2.9cm" svg:x="22.6cm" svg:y="3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6cm" svg:height="0.6cm" svg:x="22.9cm" svg:y="3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9cm" svg:height="2.4cm" svg:x="23.3cm" svg:y="4.7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g>
          <draw:custom-shape draw:style-name="gr27" draw:text-style-name="P2" draw:layer="layout" svg:width="1.3cm" svg:height="0.3cm" draw:transform="rotate (0.270351501133922) translate (14.521cm 5.979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0.6cm" svg:height="0.6cm" svg:x="15.489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" draw:layer="layout" svg:width="0.824cm" svg:height="0.3cm" draw:transform="rotate (1.99787839475791) translate (16.09cm 6.567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" draw:layer="layout" svg:width="0.801cm" svg:height="0.3cm" draw:transform="rotate (-0.052534410485029) translate (16.047cm 6.268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.239cm" svg:height="0.521cm" draw:transform="rotate (1.35105937396881) translate (15.222cm 6.7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59cm" svg:height="0.362cm" draw:transform="rotate (0.949284580159716) translate (14.888cm 7.04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" draw:layer="layout" svg:width="0.859cm" svg:height="0.347cm" draw:transform="rotate (2.36003421454673) translate (15.961cm 7.413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59cm" svg:height="0.362cm" draw:transform="rotate (0.263195651200745) translate (14.4cm 7.07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59cm" svg:height="0.362cm" draw:transform="rotate (1.20776784238008) translate (15.527cm 7.82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4" draw:text-style-name="P4" draw:layer="layout" svg:width="0.744cm" svg:height="0.173cm" draw:transform="skewX (-0.00575958653158132) rotate (0.270351501133922) translate (23.369cm 5.586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4" draw:layer="layout" svg:width="0.343cm" svg:height="0.343cm" svg:x="23.923cm" svg:y="5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" draw:layer="layout" svg:width="0.472cm" svg:height="0.171cm" draw:transform="rotate (1.99787839475791) translate (24.267cm 5.923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4" draw:layer="layout" svg:width="0.458cm" svg:height="0.171cm" draw:transform="skewX (0.00593411945678072) rotate (-0.052534410485029) translate (24.243cm 5.752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0.709cm" svg:height="0.297cm" draw:transform="rotate (1.35105937396881) translate (23.77cm 6.03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4" draw:layer="layout" svg:width="0.491cm" svg:height="0.208cm" draw:transform="skewX (0.00488692190558415) rotate (0.949284580159716) translate (23.579cm 6.1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4" draw:layer="layout" svg:width="0.492cm" svg:height="0.198cm" draw:transform="rotate (2.36003421454673) translate (24.194cm 6.406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4" draw:layer="layout" svg:width="0.492cm" svg:height="0.207cm" draw:transform="rotate (0.263195651200745) translate (23.3cm 6.21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4" draw:layer="layout" svg:width="0.492cm" svg:height="0.208cm" draw:transform="rotate (1.20776784238008) translate (23.944cm 6.64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7" draw:text-style-name="P5" draw:layer="layout" svg:width="0.744cm" svg:height="0.173cm" draw:transform="skewX (-0.00575958653158132) rotate (0.270351501133922) translate (23.667cm 5.57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343cm" svg:height="0.343cm" svg:x="24.221cm" svg:y="5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" draw:layer="layout" svg:width="0.472cm" svg:height="0.171cm" draw:transform="rotate (1.99787839475791) translate (24.565cm 5.907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58cm" svg:height="0.171cm" draw:transform="skewX (0.00593411945678072) rotate (-0.052534410485029) translate (24.541cm 5.736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5" draw:layer="layout" svg:width="0.709cm" svg:height="0.297cm" draw:transform="rotate (1.35105937396881) translate (24.068cm 6.02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91cm" svg:height="0.208cm" draw:transform="skewX (0.00488692190558415) rotate (0.949284580159716) translate (23.877cm 6.17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92cm" svg:height="0.198cm" draw:transform="rotate (2.36003421454673) translate (24.492cm 6.39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92cm" svg:height="0.207cm" draw:transform="rotate (0.263195651200745) translate (23.598cm 6.19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92cm" svg:height="0.208cm" draw:transform="rotate (1.20776784238008) translate (24.242cm 6.62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0" draw:text-style-name="P6" draw:layer="layout" svg:width="0.744cm" svg:height="0.173cm" draw:transform="skewX (-0.00575958653158132) rotate (0.270351501133922) translate (23.965cm 5.55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343cm" svg:height="0.343cm" svg:x="24.519cm" svg:y="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6" draw:layer="layout" svg:width="0.472cm" svg:height="0.171cm" draw:transform="rotate (1.99787839475791) translate (24.863cm 5.891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58cm" svg:height="0.171cm" draw:transform="skewX (0.00593411945678072) rotate (-0.052534410485029) translate (24.839cm 5.72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6" draw:layer="layout" svg:width="0.709cm" svg:height="0.297cm" draw:transform="rotate (1.35105937396881) translate (24.366cm 6.00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91cm" svg:height="0.208cm" draw:transform="skewX (0.00488692190558415) rotate (0.949284580159716) translate (24.175cm 6.16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92cm" svg:height="0.198cm" draw:transform="rotate (2.36003421454673) translate (24.79cm 6.37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92cm" svg:height="0.207cm" draw:transform="rotate (0.263195651200745) translate (23.896cm 6.1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92cm" svg:height="0.208cm" draw:transform="rotate (1.20776784238008) translate (24.54cm 6.61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1" draw:layer="layout" svg:width="1.9cm" svg:height="2.4cm" svg:x="20.8cm" svg:y="2.501cm">
          <text:p/>
          <draw:enhanced-geometry svg:viewBox="0 0 21600 21600" draw:mirror-horizontal="true" draw:mirror-vertic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2" draw:layer="layout" svg:width="0.5cm" svg:height="0.5cm" svg:x="21.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7" draw:layer="layout" svg:x1="21.5cm" svg:y1="3cm" svg:x2="21.5cm" svg:y2="4.2cm">
          <text:p/>
        </draw:line>
        <draw:line draw:style-name="gr44" draw:text-style-name="P7" draw:layer="layout" svg:x1="22.3cm" svg:y1="2.8cm" svg:x2="22.3cm" svg:y2="4cm">
          <text:p/>
        </draw:line>
        <draw:custom-shape draw:style-name="gr43" draw:text-style-name="P2" draw:layer="layout" svg:width="0.5cm" svg:height="0.5cm" svg:x="21.9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7" draw:layer="layout" svg:x1="21.5cm" svg:y1="3.1cm" svg:x2="22.3cm" svg:y2="2.9cm">
          <text:p/>
        </draw:line>
        <draw:g>
          <draw:custom-shape draw:style-name="gr1" draw:text-style-name="P1" draw:layer="layout" svg:width="0.9cm" svg:height="4.6cm" draw:transform="rotate (0.78487456462185) translate (20.7cm 14.42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1.337cm 13.79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1.973cm 13.15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2.61cm 12.52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3.247cm 11.88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3.884cm 11.24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4.52cm 10.61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1.124cm 14.00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1.761cm 13.36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3.035cm 12.09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3.671cm 11.46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4.308cm 10.82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5.157cm 9.97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5.794cm 9.34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cm" svg:height="4.6cm" draw:transform="rotate (0.78487456462185) translate (26.43cm 8.70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5.581cm 9.55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.3cm" draw:transform="rotate (0.78487456462185) translate (26.218cm 8.917cm)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1" draw:layer="layout" svg:width="2.2cm" svg:height="2.9cm" svg:x="26.699cm" svg:y="13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6cm" svg:height="0.6cm" svg:x="26.999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9cm" svg:height="2.4cm" svg:x="27.399cm" svg:y="14.5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g>
          <draw:custom-shape draw:style-name="gr40" draw:text-style-name="P6" draw:layer="layout" svg:width="0.744cm" svg:height="0.173cm" draw:transform="skewX (-0.00575958653158132) rotate (0.270351501133922) translate (27.468cm 15.386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343cm" svg:height="0.343cm" svg:x="28.022cm" svg:y="14.8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6" draw:layer="layout" svg:width="0.472cm" svg:height="0.171cm" draw:transform="rotate (1.99787839475791) translate (28.366cm 15.723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58cm" svg:height="0.171cm" draw:transform="skewX (0.00593411945678072) rotate (-0.052534410485029) translate (28.342cm 15.552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6" draw:layer="layout" svg:width="0.709cm" svg:height="0.297cm" draw:transform="rotate (1.35105937396881) translate (27.869cm 15.83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91cm" svg:height="0.208cm" draw:transform="skewX (0.00488692190558415) rotate (0.949284580159716) translate (27.678cm 15.9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92cm" svg:height="0.198cm" draw:transform="rotate (2.36003421454673) translate (28.293cm 16.206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92cm" svg:height="0.207cm" draw:transform="rotate (0.263195651200745) translate (27.399cm 16.01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0.492cm" svg:height="0.208cm" draw:transform="rotate (1.20776784238008) translate (28.043cm 16.44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7" draw:text-style-name="P5" draw:layer="layout" svg:width="0.744cm" svg:height="0.173cm" draw:transform="skewX (-0.00575958653158132) rotate (0.270351501133922) translate (27.766cm 15.37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343cm" svg:height="0.343cm" svg:x="28.32cm" svg:y="14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" draw:layer="layout" svg:width="0.472cm" svg:height="0.171cm" draw:transform="rotate (1.99787839475791) translate (28.664cm 15.707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58cm" svg:height="0.171cm" draw:transform="skewX (0.00593411945678072) rotate (-0.052534410485029) translate (28.64cm 15.536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5" draw:layer="layout" svg:width="0.709cm" svg:height="0.297cm" draw:transform="rotate (1.35105937396881) translate (28.167cm 15.82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91cm" svg:height="0.208cm" draw:transform="skewX (0.00488692190558415) rotate (0.949284580159716) translate (27.976cm 15.97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92cm" svg:height="0.198cm" draw:transform="rotate (2.36003421454673) translate (28.591cm 16.19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92cm" svg:height="0.207cm" draw:transform="rotate (0.263195651200745) translate (27.697cm 15.99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5" draw:layer="layout" svg:width="0.492cm" svg:height="0.208cm" draw:transform="rotate (1.20776784238008) translate (28.341cm 16.42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6" draw:text-style-name="P2" draw:layer="layout" svg:width="0.744cm" svg:height="0.173cm" draw:transform="skewX (-0.00575958653158132) rotate (0.270351501133922) translate (28.064cm 15.35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" draw:layer="layout" svg:width="0.343cm" svg:height="0.343cm" svg:x="28.618cm" svg:y="1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" draw:layer="layout" svg:width="0.472cm" svg:height="0.171cm" draw:transform="rotate (1.99787839475791) translate (28.962cm 15.691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" draw:layer="layout" svg:width="0.458cm" svg:height="0.171cm" draw:transform="skewX (0.00593411945678072) rotate (-0.052534410485029) translate (28.938cm 15.52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" draw:layer="layout" svg:width="0.709cm" svg:height="0.297cm" draw:transform="rotate (1.35105937396881) translate (28.465cm 15.80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" draw:layer="layout" svg:width="0.491cm" svg:height="0.208cm" draw:transform="skewX (0.00488692190558415) rotate (0.949284580159716) translate (28.274cm 15.96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" draw:layer="layout" svg:width="0.492cm" svg:height="0.198cm" draw:transform="rotate (2.36003421454673) translate (28.889cm 16.17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" draw:layer="layout" svg:width="0.492cm" svg:height="0.207cm" draw:transform="rotate (0.263195651200745) translate (27.995cm 15.9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" draw:layer="layout" svg:width="0.492cm" svg:height="0.208cm" draw:transform="rotate (1.20776784238008) translate (28.639cm 16.41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9" draw:text-style-name="P8" draw:layer="layout" svg:width="1.311cm" svg:height="0.595cm" draw:transform="rotate (-0.120602251312809) translate (15.179cm 15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8" draw:layer="layout" svg:width="1.341cm" svg:height="0.668cm" draw:transform="skewX (0.00157079632679486) rotate (-0.327074701823738) translate (15.746cm 15.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8" draw:layer="layout" svg:width="2.146cm" svg:height="2.384cm" draw:transform="rotate (0.736528944341607) translate (15.846cm 15.2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8" draw:layer="layout" svg:width="2.025cm" svg:height="1.788cm" draw:transform="rotate (0.736528944341607) translate (15.982cm 15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draw:layer="layout" svg:width="1.31cm" svg:height="0.596cm" draw:transform="skewX (0.00174532925199429) rotate (-0.410850505919466) translate (14.641cm 14.0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8" draw:layer="layout" svg:width="1.312cm" svg:height="0.597cm" draw:transform="rotate (-0.516268392739923) translate (15.111cm 14.2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8" draw:layer="layout" svg:width="1.312cm" svg:height="0.595cm" draw:transform="rotate (-0.556410965535792) translate (15.57cm 14.4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8" draw:layer="layout" svg:width="1.311cm" svg:height="0.596cm" draw:transform="rotate (-1.88390839460268) translate (17cm 12.8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8" draw:layer="layout" svg:width="1.311cm" svg:height="0.596cm" draw:transform="skewX (-0.00174532925199436) rotate (-1.98932628142314) translate (17.249cm 13.24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313cm" svg:height="0.597cm" draw:transform="skewX (-0.00174532925199442) rotate (-2.02946885421901) translate (17.512cm 13.7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8" draw:layer="layout" svg:width="1.311cm" svg:height="0.596cm" draw:transform="skewX (0.00174532925199432) rotate (-1.88390839460268) translate (18.023cm 12.96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8" draw:layer="layout" svg:width="1.311cm" svg:height="0.596cm" draw:transform="rotate (-1.98932628142314) translate (18.186cm 13.4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8" draw:layer="layout" svg:width="1.312cm" svg:height="0.597cm" draw:transform="skewX (-0.00506145483078354) rotate (-2.02946885421901) translate (18.359cm 14.0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8" draw:layer="layout" svg:width="1.184cm" svg:height="0.954cm" draw:transform="skewX (-0.00104719755119663) rotate (-1.73485727648236) translate (16.57cm 15.393cm)">
            <text:p/>
            <draw:enhanced-geometry svg:viewBox="0 0 21600 21600" draw:type="block-arc" draw:modifiers="-161.216999316462 5904.3889708307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0" draw:text-style-name="P8" draw:layer="layout" svg:width="1.472cm" svg:height="0.954cm" draw:transform="rotate (-1.1997393278209) translate (16.071cm 14.997cm)">
            <text:p/>
            <draw:enhanced-geometry svg:viewBox="0 0 21600 21600" draw:type="block-arc" draw:modifiers="-143.944048398471 7720.03594197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9" draw:text-style-name="P8" draw:layer="layout" svg:width="1.311cm" svg:height="0.595cm" draw:transform="rotate (-0.832172987350896) translate (15.416cm 13.0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8" draw:layer="layout" svg:width="1.312cm" svg:height="0.595cm" draw:transform="rotate (-0.832172987350896) translate (15.738cm 13.4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draw:layer="layout" svg:width="1.312cm" svg:height="0.596cm" draw:transform="skewX (-0.00174532925199444) rotate (-0.832172987350896) translate (16.218cm 13.9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8" draw:layer="layout" svg:width="0.429cm" svg:height="1.173cm" draw:transform="skewX (0.000872664625997178) rotate (-2.34991130488517) translate (16.495cm 14.833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1" draw:text-style-name="P8" draw:layer="layout" svg:width="0.429cm" svg:height="1.173cm" draw:transform="skewX (-0.000872664625997235) rotate (-2.56877559308525) translate (17.014cm 14.509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2" draw:text-style-name="P8" draw:layer="layout" svg:width="0.429cm" svg:height="1.171cm" draw:transform="skewX (0.00174532925199434) rotate (-2.78310202523016) translate (17.626cm 14.366cm)">
            <text:p/>
            <draw:enhanced-geometry svg:viewBox="0 0 21600 21600" draw:type="block-arc" draw:modifiers="-150.021953766655 5491.4497483306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17:57:12.517000000</meta:creation-date>
    <dc:date>2016-05-03T15:33:24.980000000</dc:date>
    <meta:editing-duration>PT19M55S</meta:editing-duration>
    <meta:editing-cycles>6</meta:editing-cycles>
    <meta:generator>LibreOffice/5.0.0.5$Windows_x86 LibreOffice_project/1b1a90865e348b492231e1c451437d7a15bb262b</meta:generator>
    <meta:document-statistic meta:object-count="219"/>
  </office:meta>
</office:document-meta>
</file>